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4"><text:span text:style-name="T8">do text</text:span></text:p><text:p text:style-name="P4"><text:span text:style-name="T8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24cm" svg:width="7.631cm" svg:height="2.829cm" draw:z-index="0"><draw:text-box><text:p text:style-name="Standard"><text:span text:style-name="T3">Administration Communale </text:span><text:span text:style-name="T3"><text:text-input text:description="Nom de la commune">tool.getCityName(prefixed=True)</text:text-input></text:span></text:p><text:p text:style-name="P3">AdresseLigne1</text:p><text:p text:style-name="P3">AdresseLigne2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raccordement à la canalisation communale</text:p>
      <text:p text:style-name="UrbanBody"/>
      <text:p text:style-name="UrbanBody"><text:span text:style-name="T4"><office:annotation><dc:creator>Gauthier Bastien</dc:creator><dc:date>2011-01-13T14:56:41</dc:date><text:p text:style-name="P4"><text:span text:style-name="T8">do text</text:span></text:p><text:p text:style-name="P4"><text:span text:style-name="T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4"><text:span text:style-name="T7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4"><text:span text:style-name="T6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/>
      <text:p text:style-name="UrbanBody"/>
      <text:p text:style-name="UrbanBody">Monsieur le Bourgmestre,</text:p>
      <text:p text:style-name="UrbanBody">Messieurs les Echevins,</text:p>
      <text:p text:style-name="UrbanBody"/>
      <text:p text:style-name="UrbanBody">Je soussigné sollicite l’autorisation de raccorder à la canalisation communale mon immeuble </text:p>
      <text:p text:style-name="UrbanBody">EXISTANT <text:s/>/ <text:s/>A CONSTRUIRE <text:s/>/ <text:s/>EN CONSTRUCTION;</text:p>
      <text:p text:style-name="UrbanBody"/>
      <text:p text:style-name="UrbanBody">sis à : <text:span text:style-name="T4"><text:text-input text:description="Situation des travaux">self.getWorkLocationSignaletic()</text:text-input></text:span></text:p>
      <text:p text:style-name="UrbanBody">cadastré : <text:text-input text:description="Cadastre">self.getPortionOutsText()</text:text-input></text:p>
      <text:p text:style-name="UrbanBody"/>
      <text:p text:style-name="UrbanBody">Veuillez noter que le revêtement de la voirie est réalisé en : TARMAC <text:s/>/ <text:s/>BETON <text:s/>/ <text:s/>PAVES;</text:p>
      <text:p text:style-name="UrbanBody"/>
      <text:p text:style-name="UrbanBody">Veuillez noter qu’il y a/qu'il n'y a pas lieu d’effectuer la traversée de la voirie;</text:p>
      <text:p text:style-name="UrbanBody"/>
      <text:p text:style-name="UrbanBody">Je m’engage en outre à respecter les conditions de raccordement qui seront reprises au cahier des charges de l’autorisation du Collège Communal;</text:p>
      <text:p text:style-name="UrbanBody"/>
      <text:p text:style-name="UrbanBody">En espérant que ma demande sera favorablement accueillie, je vous prie d’agréer, Monsieur le Bourgmestre, Messieurs les Echevins, l’expression de mes sentiments distingués. </text:p>
      <text:p text:style-name="UrbanBody"/>
      <text:p text:style-name="UrbanBody"/>
      <text:p text:style-name="UrbanBody"><text:tab/><text:tab/><text:tab/><text:tab/><text:tab/><text:tab/><text:tab/>Signature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1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0:32:46</dc:date>
    <dc:language>fr-FR</dc:language>
    <meta:editing-cycles>61</meta:editing-cycles>
    <meta:editing-duration>P1DT6H47M47S</meta:editing-duration>
    <dc:creator>sde </dc:creator>
    <meta:document-statistic meta:table-count="0" meta:image-count="0" meta:object-count="0" meta:page-count="1" meta:paragraph-count="22" meta:word-count="143" meta:character-count="1143"/>
    <meta:user-defined meta:name="Info 1"/>
    <meta:user-defined meta:name="Info 2"/>
    <meta:user-defined meta:name="Info 3"/>
    <meta:user-defined meta:name="Info 4"/>
  </office:meta>
</office:document-meta>
</file>